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ategories">
        <table:table-row>
          <table:table-cell office:value-type="float" office:value="1">
            <text:p>1</text:p>
          </table:table-cell>
          <table:table-cell office:value-type="string">
            <text:p>Guitar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asse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Drums</text:p>
          </table:table-cell>
        </table:table-row>
      </table:table>
      <table:table table:name="golfers"/>
      <table:table table:name="orders"/>
      <table:table table:name="products"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es_paul</text:p>
          </table:table-cell>
          <table:table-cell office:value-type="string">
            <text:p>Gibson Les Paul</text:p>
          </table:table-cell>
          <table:table-cell office:value-type="float" office:value="1199.00">
            <text:p>1199.00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g</text:p>
          </table:table-cell>
          <table:table-cell office:value-type="string">
            <text:p>Gibson SG</text:p>
          </table:table-cell>
          <table:table-cell office:value-type="float" office:value="2517.00">
            <text:p>2517.00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g700s</text:p>
          </table:table-cell>
          <table:table-cell office:value-type="string">
            <text:p>Yamaha FG700S</text:p>
          </table:table-cell>
          <table:table-cell office:value-type="float" office:value="489.99">
            <text:p>489.99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washburn</text:p>
          </table:table-cell>
          <table:table-cell office:value-type="string">
            <text:p>Washburn D10S</text:p>
          </table:table-cell>
          <table:table-cell office:value-type="float" office:value="299.00">
            <text:p>299.00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odriguez</text:p>
          </table:table-cell>
          <table:table-cell office:value-type="string">
            <text:p>Rodriguez Caballero 11</text:p>
          </table:table-cell>
          <table:table-cell office:value-type="float" office:value="415.00">
            <text:p>415.00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recision</text:p>
          </table:table-cell>
          <table:table-cell office:value-type="string">
            <text:p>Fender Precision</text:p>
          </table:table-cell>
          <table:table-cell office:value-type="float" office:value="799.99">
            <text:p>799.99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hofner</text:p>
          </table:table-cell>
          <table:table-cell office:value-type="string">
            <text:p>Hofner Icon</text:p>
          </table:table-cell>
          <table:table-cell office:value-type="float" office:value="499.99">
            <text:p>499.99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ludwig</text:p>
          </table:table-cell>
          <table:table-cell office:value-type="string">
            <text:p>Ludwig 5-piece Drum Set with Cymbals</text:p>
          </table:table-cell>
          <table:table-cell office:value-type="float" office:value="699.99">
            <text:p>699.99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ama</text:p>
          </table:table-cell>
          <table:table-cell office:value-type="string">
            <text:p>Tama 5-Piece Drum Set with Cymbals</text:p>
          </table:table-cell>
          <table:table-cell office:value-type="float" office:value="799.99">
            <text:p>799.99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date" office:date-value="1970-01-01T01:00:00" table:style-name="DateTimeCell">
            <text:p>0000-00-00 00:00:00</text:p>
          </table:table-cell>
          <table:table-cell office:value-type="float" office:value="0.00">
            <text:p>0.0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ADFB</text:p>
          </table:table-cell>
          <table:table-cell office:value-type="string">
            <text:p>DFB</text:p>
          </table:table-cell>
          <table:table-cell office:value-type="float" office:value="20.00">
            <text:p>20.00</text:p>
          </table:table-cell>
          <table:table-cell office:value-type="string">
            <text:p>DFBD</text:p>
          </table:table-cell>
          <table:table-cell office:value-type="date" office:date-value="2017-03-09T00:00:00" table:style-name="DateTimeCell">
            <text:p>2017-03-09 00:00:00</text:p>
          </table:table-cell>
          <table:table-cell office:value-type="float" office:value="0.00">
            <text:p>0.00</text:p>
          </table:table-cell>
        </table:table-row>
      </table:table>
      <table:table table:name="rounds"/>
      <table:table table:name="users">
        <table:table-row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$2y$10$kcKuRRAIUQj5of7rJv/l/OZvy7Is2bpvpl9/XF0yxmrP4F16xng7i</text:p>
          </table:table-cell>
          <table:table-cell office:value-type="string">
            <text:p>vereen</text:p>
          </table:table-cell>
          <table:table-cell office:value-type="string">
            <text:p>shop</text:p>
          </table:table-cell>
          <table:table-cell office:value-type="string">
            <text:p>scottvereen@yahoo.com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$2y$10$fJXDIkvVHpMQyQ7u5iYdceC.kE4/oDEcRCVcafplbhzSzt4AcqlH6</text:p>
          </table:table-cell>
          <table:table-cell office:value-type="string">
            <text:p>vereen</text:p>
          </table:table-cell>
          <table:table-cell office:value-type="string">
            <text:p>name</text:p>
          </table:table-cell>
          <table:table-cell office:value-type="string">
            <text:p>scottvereen@yahoo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8-02-14T19:19:38</meta:creation-date>
  </office:meta>
</office:document-meta>
</file>